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?opendocument cursor-position?>SOURCE CODE</text:p>
      <text:p text:style-name="Standard"/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s text:c="2"/>int coeff;</text:p>
      <text:p text:style-name="Standard"><text:s text:c="2"/>int exp;</text:p>
      <text:p text:style-name="Standard"><text:s text:c="2"/>struct node *link;</text:p>
      <text:p text:style-name="Standard">}*p1_start,*p2_start,*p3_start,*start,*tmp,*ptr,*p4;</text:p>
      <text:p text:style-name="Standard">struct node *enter(struct node *);</text:p>
      <text:p text:style-name="Standard">struct node *insert(struct node *,int,int);</text:p>
      <text:p text:style-name="Standard">struct node *poly_add(struct node *,struct node *);</text:p>
      <text:p text:style-name="Standard">int i,ex,n;</text:p>
      <text:p text:style-name="Standard">int co;</text:p>
      <text:p text:style-name="Standard">void main()</text:p>
      <text:p text:style-name="Standard">{</text:p>
      <text:p text:style-name="Standard"><text:s text:c="2"/>p1_start=NULL;</text:p>
      <text:p text:style-name="Standard"><text:s text:c="2"/>p2_start=NULL;</text:p>
      <text:p text:style-name="Standard"><text:s text:c="2"/>p3_start=NULL;</text:p>
      <text:p text:style-name="Standard"><text:s text:c="2"/>p1_start=enter(p1_start);</text:p>
      <text:p text:style-name="Standard"><text:s text:c="2"/>p4=p1_start;</text:p>
      <text:p text:style-name="Standard"><text:s text:c="2"/>printf("\nFirst polynomial\n");</text:p>
      <text:p text:style-name="Standard"><text:s text:c="2"/>while(p4!=NULL)</text:p>
      <text:p text:style-name="Standard"><text:s text:c="4"/>{</text:p>
      <text:p text:style-name="Standard"><text:s text:c="6"/>printf("%dx^%d+",p4-&gt;coeff,p4-&gt;exp);</text:p>
      <text:p text:style-name="Standard"><text:s text:c="6"/>p4=p4-&gt;link;</text:p>
      <text:p text:style-name="Standard"><text:s text:c="4"/>}</text:p>
      <text:p text:style-name="Standard"><text:s text:c="2"/>printf("\n");</text:p>
      <text:p text:style-name="Standard"><text:s text:c="2"/>p2_start=enter(p2_start);</text:p>
      <text:p text:style-name="Standard"><text:s text:c="2"/>p4=p2_start;</text:p>
      <text:p text:style-name="Standard"><text:s text:c="2"/>printf("\nSecond polynomial\n");</text:p>
      <text:p text:style-name="Standard"><text:s text:c="2"/>while(p4!=NULL)</text:p>
      <text:p text:style-name="Standard"><text:s text:c="4"/>{</text:p>
      <text:p text:style-name="Standard"><text:s text:c="6"/>printf("%dx^%d+",p4-&gt;coeff,p4-&gt;exp);</text:p>
      <text:p text:style-name="Standard"><text:s text:c="6"/>p4=p4-&gt;link;</text:p>
      <text:p text:style-name="Standard"><text:s text:c="4"/>}</text:p>
      <text:p text:style-name="Standard"><text:s text:c="2"/>printf("\n");</text:p>
      <text:p text:style-name="Standard"><text:s text:c="2"/>p3_start=poly_add(p1_start,p2_start);</text:p>
      <text:p text:style-name="Standard"><text:s text:c="2"/>p4=p3_start;</text:p>
      <text:p text:style-name="Standard"><text:s text:c="2"/>printf("\nFinal polynomial\n");</text:p>
      <text:p text:style-name="Standard"><text:s text:c="2"/>while(p4!=NULL)</text:p>
      <text:p text:style-name="Standard"><text:s text:c="4"/>{</text:p>
      <text:p text:style-name="Standard"><text:s text:c="6"/>printf("%dx^%d+",p4-&gt;coeff,p4-&gt;exp);</text:p>
      <text:p text:style-name="Standard"><text:s text:c="6"/>p4=p4-&gt;link;</text:p>
      <text:p text:style-name="Standard"><text:s text:c="4"/>}</text:p>
      <text:p text:style-name="Standard"><text:s text:c="2"/>printf("\n");</text:p>
      <text:p text:style-name="Standard">}</text:p>
      <text:soft-page-break/>
      <text:p text:style-name="Standard">struct node *enter(struct node *start)</text:p>
      <text:p text:style-name="Standard">{</text:p>
      <text:p text:style-name="Standard"><text:s text:c="2"/>printf("\n");</text:p>
      <text:p text:style-name="Standard"><text:s text:c="2"/>printf("Enter the no:of terms:");</text:p>
      <text:p text:style-name="Standard"><text:s text:c="2"/>scanf("%d",&amp;n);</text:p>
      <text:p text:style-name="Standard"><text:s text:c="2"/>for(i=0;i&lt;n;i++)</text:p>
      <text:p text:style-name="Standard"><text:s text:c="4"/>{</text:p>
      <text:p text:style-name="Standard"><text:s text:c="6"/>printf("Enter coefficient:");</text:p>
      <text:p text:style-name="Standard"><text:s text:c="6"/>scanf("%d",&amp;co);</text:p>
      <text:p text:style-name="Standard"><text:s text:c="6"/>printf("Enter the exponent:");</text:p>
      <text:p text:style-name="Standard"><text:s text:c="6"/>scanf("%d",&amp;ex);</text:p>
      <text:p text:style-name="Standard"><text:s text:c="6"/>start=insert(start,co,ex);</text:p>
      <text:p text:style-name="Standard"><text:s text:c="4"/>}</text:p>
      <text:p text:style-name="Standard"><text:s text:c="2"/>return(start);</text:p>
      <text:p text:style-name="Standard">}</text:p>
      <text:p text:style-name="Standard">struct node *insert(struct node *start,int co,int ex)</text:p>
      <text:p text:style-name="Standard">{</text:p>
      <text:p text:style-name="Standard"><text:s text:c="2"/>tmp=malloc(sizeof(struct node));</text:p>
      <text:p text:style-name="Standard"><text:s text:c="2"/>tmp-&gt;coeff=co;</text:p>
      <text:p text:style-name="Standard"><text:s text:c="2"/>tmp-&gt;exp=ex;</text:p>
      <text:p text:style-name="Standard"><text:s text:c="2"/>if(start==NULL||ex&gt;start-&gt;exp)</text:p>
      <text:p text:style-name="Standard"><text:s text:c="4"/>{</text:p>
      <text:p text:style-name="Standard"><text:s text:c="6"/>tmp-&gt;link=start;</text:p>
      <text:p text:style-name="Standard"><text:s text:c="6"/>start=tmp;</text:p>
      <text:p text:style-name="Standard"><text:s text:c="6"/>return;</text:p>
      <text:p text:style-name="Standard"><text:s text:c="4"/>}</text:p>
      <text:p text:style-name="Standard"><text:s text:c="2"/>else</text:p>
      <text:p text:style-name="Standard"><text:s/><text:s text:c="3"/>{</text:p>
      <text:p text:style-name="Standard"><text:s text:c="6"/>ptr=start;</text:p>
      <text:p text:style-name="Standard"><text:s text:c="6"/>while(ptr-&gt;link!=NULL&amp;&amp;ptr-&gt;link-&gt;exp&gt;ex)</text:p>
      <text:p text:style-name="Standard"><text:tab/>{</text:p>
      <text:p text:style-name="Standard"><text:tab/><text:s text:c="2"/>ptr=ptr-&gt;link;</text:p>
      <text:p text:style-name="Standard"><text:tab/>}</text:p>
      <text:p text:style-name="Standard"><text:s text:c="6"/>tmp-&gt;link=ptr-&gt;link;</text:p>
      <text:p text:style-name="Standard"><text:s text:c="6"/>ptr-&gt;link=tmp;</text:p>
      <text:p text:style-name="Standard"><text:s text:c="6"/>if(ptr-&gt;link==NULL)</text:p>
      <text:p text:style-name="Standard"><text:tab/>{</text:p>
      <text:p text:style-name="Standard"><text:tab/><text:s text:c="2"/>tmp-&gt;link=NULL;</text:p>
      <text:p text:style-name="Standard"><text:tab/>}</text:p>
      <text:p text:style-name="Standard"><text:s text:c="4"/>}</text:p>
      <text:p text:style-name="Standard"><text:s text:c="2"/>return start;</text:p>
      <text:p text:style-name="Standard">}</text:p>
      <text:p text:style-name="Standard">struct node *poly_add(struct node *p1,struct node *p2)</text:p>
      <text:p text:style-name="Standard">{</text:p>
      <text:p text:style-name="Standard"><text:s text:c="2"/>struct node *p3;</text:p>
      <text:p text:style-name="Standard"><text:s text:c="2"/>p3_start=NULL;</text:p>
      <text:p text:style-name="Standard"><text:s text:c="2"/>if(p1==NULL&amp;&amp;p2==NULL)</text:p>
      <text:p text:style-name="Standard"><text:s text:c="4"/>{</text:p>
      <text:p text:style-name="Standard"><text:s text:c="6"/>return p3_start;</text:p>
      <text:soft-page-break/>
      <text:p text:style-name="Standard"><text:s text:c="4"/>}</text:p>
      <text:p text:style-name="Standard"><text:s text:c="2"/>while(p1!=NULL&amp;&amp;p2!=NULL)</text:p>
      <text:p text:style-name="Standard"><text:s text:c="4"/>{</text:p>
      <text:p text:style-name="Standard"><text:s text:c="6"/>tmp=malloc(sizeof(struct node));</text:p>
      <text:p text:style-name="Standard"><text:s text:c="6"/>if(p3_start==NULL)</text:p>
      <text:p text:style-name="Standard"><text:tab/>{</text:p>
      <text:p text:style-name="Standard"><text:tab/><text:s text:c="2"/>p3_start=tmp;</text:p>
      <text:p text:style-name="Standard"><text:tab/><text:s text:c="2"/>p3=p3_start;</text:p>
      <text:p text:style-name="Standard"><text:tab/>}</text:p>
      <text:p text:style-name="Standard"><text:s text:c="6"/>else</text:p>
      <text:p text:style-name="Standard"><text:tab/>{</text:p>
      <text:p text:style-name="Standard"><text:tab/><text:s text:c="2"/>p3-&gt;link=tmp;</text:p>
      <text:p text:style-name="Standard"><text:tab/><text:s text:c="2"/>p3=p3-&gt;link;</text:p>
      <text:p text:style-name="Standard"><text:tab/>}</text:p>
      <text:p text:style-name="Standard"><text:s text:c="6"/>if(p1-&gt;exp&gt;p2-&gt;exp)</text:p>
      <text:p text:style-name="Standard"><text:tab/>{</text:p>
      <text:p text:style-name="Standard"><text:tab/><text:s text:c="2"/>tmp-&gt;coeff==p1-&gt;coeff;</text:p>
      <text:p text:style-name="Standard"><text:tab/><text:s text:c="2"/>tmp-&gt;exp=p1-&gt;exp;</text:p>
      <text:p text:style-name="Standard"><text:tab/><text:s text:c="2"/>p1=p1-&gt;link;</text:p>
      <text:p text:style-name="Standard"><text:tab/>}</text:p>
      <text:p text:style-name="Standard"><text:s text:c="6"/>else</text:p>
      <text:p text:style-name="Standard"><text:tab/>{</text:p>
      <text:p text:style-name="Standard"><text:tab/><text:s text:c="2"/>if(p2-&gt;exp&gt;p1-&gt;exp)</text:p>
      <text:p text:style-name="Standard"><text:tab/><text:s text:c="4"/>{</text:p>
      <text:p text:style-name="Standard"><text:tab/><text:s text:c="6"/>tmp-&gt;coeff=p2-&gt;coeff;</text:p>
      <text:p text:style-name="Standard"><text:tab/><text:s text:c="6"/>tmp-&gt;exp=p2-&gt;exp;</text:p>
      <text:p text:style-name="Standard"><text:tab/><text:s text:c="6"/>p2=p2-&gt;link;</text:p>
      <text:p text:style-name="Standard"><text:tab/><text:s text:c="4"/>}</text:p>
      <text:p text:style-name="Standard"><text:tab/><text:s text:c="2"/>else</text:p>
      <text:p text:style-name="Standard"><text:tab/><text:s text:c="4"/>{</text:p>
      <text:p text:style-name="Standard"><text:tab/><text:s text:c="6"/>if(p1-&gt;exp==p2-&gt;exp)</text:p>
      <text:p text:style-name="Standard"><text:tab/><text:tab/>{</text:p>
      <text:p text:style-name="Standard"><text:tab/><text:tab/><text:s text:c="2"/>tmp-&gt;coeff=p1-&gt;coeff+p2-&gt;coeff;</text:p>
      <text:p text:style-name="Standard"><text:tab/><text:tab/><text:s text:c="2"/>tmp-&gt;exp=p1-&gt;exp;</text:p>
      <text:p text:style-name="Standard"><text:tab/><text:tab/><text:s text:c="2"/>p1=p1-&gt;link;</text:p>
      <text:p text:style-name="Standard"><text:tab/><text:tab/><text:s text:c="2"/>p2=p2-&gt;link;</text:p>
      <text:p text:style-name="Standard"><text:tab/><text:tab/>}</text:p>
      <text:p text:style-name="Standard"><text:tab/><text:s text:c="4"/>}</text:p>
      <text:p text:style-name="Standard"><text:tab/>}</text:p>
      <text:p text:style-name="Standard"><text:s text:c="4"/>}</text:p>
      <text:p text:style-name="Standard"><text:s text:c="2"/>while(p1!=NULL)</text:p>
      <text:p text:style-name="Standard"><text:s text:c="4"/>{</text:p>
      <text:p text:style-name="Standard"><text:s text:c="6"/>tmp-&gt;coeff=p1-&gt;coeff;</text:p>
      <text:p text:style-name="Standard"><text:s text:c="6"/>tmp-&gt;exp=p1-&gt;exp;</text:p>
      <text:p text:style-name="Standard"><text:s text:c="6"/>if(p3_start==NULL)</text:p>
      <text:p text:style-name="Standard"><text:tab/>{</text:p>
      <text:p text:style-name="Standard"><text:tab/><text:s text:c="2"/>p3_start=tmp;</text:p>
      <text:p text:style-name="Standard"><text:tab/><text:s text:c="2"/>p3=p3_start;</text:p>
      <text:p text:style-name="Standard"><text:tab/>}</text:p>
      <text:soft-page-break/>
      <text:p text:style-name="Standard"><text:s text:c="6"/>else</text:p>
      <text:p text:style-name="Standard"><text:tab/>{</text:p>
      <text:p text:style-name="Standard"><text:tab/><text:s text:c="2"/>p3-&gt;link=tmp;</text:p>
      <text:p text:style-name="Standard"><text:tab/><text:s text:c="2"/>p3=p3-&gt;link;</text:p>
      <text:p text:style-name="Standard"><text:tab/>}</text:p>
      <text:p text:style-name="Standard"><text:s text:c="6"/>p1=p1-&gt;link;</text:p>
      <text:p text:style-name="Standard"><text:s text:c="4"/>}</text:p>
      <text:p text:style-name="Standard"><text:s text:c="2"/>while(p2!=NULL)</text:p>
      <text:p text:style-name="Standard"><text:s text:c="4"/>{</text:p>
      <text:p text:style-name="Standard"><text:s text:c="6"/>tmp-&gt;coeff=p2-&gt;coeff;</text:p>
      <text:p text:style-name="Standard"><text:s text:c="6"/>tmp-&gt;exp=p2-&gt;exp;</text:p>
      <text:p text:style-name="Standard"><text:s text:c="6"/>if(p3_start==NULL)</text:p>
      <text:p text:style-name="Standard"><text:tab/>{</text:p>
      <text:p text:style-name="Standard"><text:tab/><text:s text:c="2"/>p3_start=tmp;</text:p>
      <text:p text:style-name="Standard"><text:tab/><text:s text:c="2"/>p3=p3_start;</text:p>
      <text:p text:style-name="Standard"><text:tab/>}</text:p>
      <text:p text:style-name="Standard"><text:s text:c="6"/>else</text:p>
      <text:p text:style-name="Standard"><text:tab/>{</text:p>
      <text:p text:style-name="Standard"><text:tab/><text:s text:c="2"/>p3-&gt;link=tmp;</text:p>
      <text:p text:style-name="Standard"><text:tab/><text:s text:c="2"/>p3=p3-&gt;link;</text:p>
      <text:p text:style-name="Standard"><text:tab/>}</text:p>
      <text:p text:style-name="Standard"><text:s text:c="6"/>p2=p2-&gt;link;</text:p>
      <text:p text:style-name="Standard"><text:s text:c="4"/>}</text:p>
      <text:p text:style-name="Standard"><text:s text:c="2"/>p3-&gt;link=NULL;</text:p>
      <text:p text:style-name="Standard"><text:s text:c="2"/>return p3_start;</text:p>
      <text:p text:style-name="Standard">}</text:p>
      <text:p text:style-name="Standard"/>
      <text:p text:style-name="Standard"/>
      <text:p text:style-name="P2">OUTPUT</text:p>
      <text:p text:style-name="P3"/>
      <text:p text:style-name="Standard">Enter the no:of terms:3</text:p>
      <text:p text:style-name="Standard">Enter coefficient:1</text:p>
      <text:p text:style-name="Standard">Enter the exponent:2</text:p>
      <text:p text:style-name="Standard">Enter coefficient:2</text:p>
      <text:p text:style-name="Standard">Enter the exponent:3</text:p>
      <text:p text:style-name="Standard">Enter coefficient:3</text:p>
      <text:p text:style-name="Standard">Enter the exponent:4</text:p>
      <text:p text:style-name="Standard"/>
      <text:p text:style-name="Standard">First polynomial</text:p>
      <text:p text:style-name="Standard">3x^4+2x^3+1x^2+</text:p>
      <text:p text:style-name="Standard"/>
      <text:p text:style-name="Standard">Enter the no:of terms:4</text:p>
      <text:p text:style-name="Standard">Enter coefficient:</text:p>
      <text:p text:style-name="Standard">1</text:p>
      <text:p text:style-name="Standard">Enter the exponent:2</text:p>
      <text:p text:style-name="Standard">Enter coefficient:2</text:p>
      <text:p text:style-name="Standard">Enter the exponent:3</text:p>
      <text:p text:style-name="Standard">Enter coefficient:4</text:p>
      <text:soft-page-break/>
      <text:p text:style-name="Standard">Enter the exponent:5</text:p>
      <text:p text:style-name="Standard">Enter coefficient:3</text:p>
      <text:p text:style-name="Standard">Enter the exponent:4</text:p>
      <text:p text:style-name="Standard"/>
      <text:p text:style-name="Standard">Second polynomial</text:p>
      <text:p text:style-name="Standard">4x^5+3x^4+2x^3+1x^2</text:p>
      <text:p text:style-name="Standard"/>
      <text:p text:style-name="Standard">Final polynomial</text:p>
      <text:p text:style-name="Standard">4x^5+6x^4+4x^3+2x^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ESHMA J</meta:initial-creator>
    <dc:creator>Vishnu S</dc:creator>
    <meta:creation-date>2016-09-19T12:12:00Z</meta:creation-date>
    <dc:date>2016-11-21T14:07:00Z</dc:date>
    <meta:template xlink:href="Normal" xlink:type="simple"/>
    <meta:editing-cycles>1</meta:editing-cycles>
    <meta:editing-duration>PT0S</meta:editing-duration>
    <meta:document-statistic meta:page-count="5" meta:paragraph-count="6" meta:word-count="500" meta:character-count="3347" meta:row-count="23" meta:non-whitespace-character-count="2853"/>
  </office:meta>
</office:document-meta>
</file>